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officeooo:rsid="0016f67e" officeooo:paragraph-rsid="0016f67e" style:font-size-asian="18pt" style:font-style-asian="italic" style:font-size-complex="18pt" style:font-style-complex="italic"/>
    </style:style>
    <style:style style:name="P2" style:family="paragraph" style:parent-style-name="Heading_20_3">
      <style:text-properties officeooo:rsid="0016f67e" officeooo:paragraph-rsid="0016f67e"/>
    </style:style>
    <style:style style:name="P3" style:family="paragraph" style:parent-style-name="Heading_20_3">
      <style:paragraph-properties fo:text-align="justify" style:justify-single-word="false"/>
      <style:text-properties style:font-name="Liberation Mono" officeooo:rsid="0016f67e" officeooo:paragraph-rsid="0016f67e"/>
    </style:style>
    <style:style style:name="P4" style:family="paragraph" style:parent-style-name="Heading_20_3">
      <style:paragraph-properties fo:text-align="justify" style:justify-single-word="false" fo:keep-with-next="always"/>
      <style:text-properties style:font-name="Liberation Mono" officeooo:rsid="0016f67e" officeooo:paragraph-rsid="0016f67e"/>
    </style:style>
    <style:style style:name="P5" style:family="paragraph" style:parent-style-name="Standard">
      <style:text-properties officeooo:rsid="0016f67e" officeooo:paragraph-rsid="0016f67e"/>
    </style:style>
    <style:style style:name="P6" style:family="paragraph" style:parent-style-name="Text_20_body">
      <style:text-properties officeooo:rsid="0016f67e" officeooo:paragraph-rsid="0016f67e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Liberation Mono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ceitos de Desenvolvimento Web</text:h>
      <text:p text:style-name="P6"/>
      <text:h text:style-name="P2" text:outline-level="3"/>
      <text:h text:style-name="P3" text:outline-level="3"><text:bookmark text:name="introdução"/>Introdução</text:h>
      <text:p text:style-name="P7">Nesta aula, vamos discutir alguns dos principais conceitos do desenvolvimento web, incluindo rotas HTTP, verbos HTTP e status code.</text:p>
      <text:h text:style-name="P4" text:outline-level="3"><text:bookmark text:name="rotas-http"/>Rotas HTTP</text:h>
      <text:p text:style-name="P7">As rotas HTTP definem o caminho que o cliente deve seguir para acessar um determinado recurso no servidor. As rotas são definidas pela URL (Uniform Resource Locator) e pelos parâmetros que a acompanham.</text:p>
      <text:h text:style-name="P4" text:outline-level="3"><text:bookmark text:name="verbos-http"/>Verbos HTTP</text:h>
      <text:p text:style-name="P7">Os verbos HTTP são utilizados para realizar diferentes operações em um servidor. Os principais verbos HTTP são GET, POST, PUT e DELETE, usados para obter, enviar, atualizar e excluir informações, respectivamente.</text:p>
      <text:h text:style-name="P4" text:outline-level="3"><text:bookmark text:name="status-code"/>Status Code</text:h>
      <text:p text:style-name="P7">Os códigos de status HTTP indicam o resultado da solicitação enviada pelo cliente ao servidor. Os códigos de status são divididos em classes (1xx, 2xx, 3xx, 4xx e 5xx) e cada classe representa um tipo diferente de resposta.</text:p>
      <text:h text:style-name="P4" text:outline-level="3"><text:bookmark text:name="conclusão"/>Conclusão</text:h>
      <text:p text:style-name="P7">Nesta aula, aprendemos sobre alguns dos principais conceitos do desenvolvimento web, incluindo rotas HTTP, verbos HTTP e status code. É importante entender esses conceitos para construir aplicativos web eficazes e eficientes. Na próxima aula, vamos mergulhar mais fundo nos verbos HTTP e como eles são usados para realizar operações em um servidor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3:11:22.792843569</meta:creation-date>
    <dc:date>2024-02-22T16:54:32.868766605</dc:date>
    <meta:editing-duration>PT39M44S</meta:editing-duration>
    <meta:editing-cycles>1</meta:editing-cycles>
    <meta:generator>LibreOffice/24.2.0.3$Linux_X86_64 LibreOffice_project/da48488a73ddd66ea24cf16bbc4f7b9c08e9bea1</meta:generator>
    <meta:document-statistic meta:table-count="0" meta:image-count="0" meta:object-count="0" meta:page-count="1" meta:paragraph-count="11" meta:word-count="185" meta:character-count="1199" meta:non-whitespace-character-count="1025"/>
  </office:meta>
</office:document-meta>
</file>